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701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1 Ap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4-01T19:31:15.473713390</dc:date>
    <meta:editing-duration>PT9H30M51S</meta:editing-duration>
    <meta:editing-cycles>94</meta:editing-cycles>
    <meta:generator>LibreOffice/4.2.7.2$Linux_x86 LibreOffice_project/420m0$Build-2</meta:generator>
    <meta:document-statistic meta:object-count="463"/>
  </office:meta>
</office:document-meta>
</file>